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3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2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officeooo:rsid="00044760" officeooo:paragraph-rsid="00044760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44760" officeooo:paragraph-rsid="00044760" style:font-size-asian="14pt" style:font-size-complex="14pt"/>
    </style:style>
    <style:style style:name="P7" style:family="paragraph" style:parent-style-name="Standard" style:list-style-name="L5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officeooo:rsid="00044760" officeooo:paragraph-rsid="0004476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bold" officeooo:rsid="00044760" officeooo:paragraph-rsid="00044760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bold" officeooo:rsid="0009e3c4" officeooo:paragraph-rsid="0009e3c4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bold" officeooo:rsid="000c601f" officeooo:paragraph-rsid="000c601f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normal" officeooo:rsid="0009e3c4" officeooo:paragraph-rsid="0009e3c4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style:font-name="Times New Roman" fo:font-size="14pt" fo:font-weight="normal" officeooo:rsid="00044760" officeooo:paragraph-rsid="00044760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normal" officeooo:rsid="000c601f" officeooo:paragraph-rsid="000c601f" style:font-size-asian="14pt" style:font-weight-asian="normal" style:font-size-complex="14pt" style:font-weight-complex="normal"/>
    </style:style>
    <style:style style:name="P15" style:family="paragraph" style:parent-style-name="Standard" style:list-style-name="L9">
      <loext:graphic-properties draw:fill-gradient-name="gradient" draw:fill-hatch-name="hatch"/>
      <style:paragraph-properties fo:line-height="150%"/>
      <style:text-properties style:font-name="Times New Roman" fo:font-size="14pt" fo:font-weight="normal" officeooo:rsid="000c601f" officeooo:paragraph-rsid="000c601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style:font-name="Times New Roman" fo:font-size="14pt" fo:font-weight="normal" officeooo:rsid="00101d58" officeooo:paragraph-rsid="00101d58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left="1.251cm" fo:margin-right="0cm" fo:line-height="150%" fo:text-indent="0cm" style:auto-text-indent="false"/>
    </style:style>
    <style:style style:name="P18" style:family="paragraph" style:parent-style-name="Standard" style:list-style-name="L6">
      <loext:graphic-properties draw:fill-gradient-name="gradient" draw:fill-hatch-name="hatch"/>
      <style:paragraph-properties fo:margin-left="1.251cm" fo:margin-right="0cm" fo:line-height="150%" fo:text-indent="0cm" style:auto-text-indent="false"/>
    </style:style>
    <style:style style:name="P19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officeooo:paragraph-rsid="0009e3c4"/>
    </style:style>
    <style:style style:name="P20" style:family="paragraph" style:parent-style-name="Standard" style:list-style-name="L7">
      <loext:graphic-properties draw:fill-gradient-name="gradient" draw:fill-hatch-name="hatch"/>
      <style:paragraph-properties fo:margin-left="1.199cm" fo:margin-right="0cm" fo:line-height="150%" fo:text-indent="0cm" style:auto-text-indent="false"/>
      <style:text-properties officeooo:paragraph-rsid="0009e3c4"/>
    </style:style>
    <style:style style:name="P21" style:family="paragraph" style:parent-style-name="Standard">
      <loext:graphic-properties draw:fill-gradient-name="gradient" draw:fill-hatch-name="hatch"/>
      <style:paragraph-properties fo:margin-left="1.251cm" fo:margin-right="0cm" fo:line-height="150%" fo:text-indent="0cm" style:auto-text-indent="false"/>
      <style:text-properties officeooo:paragraph-rsid="000c601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44760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44760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size-complex="14pt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0c601f" style:font-size-asian="14pt" style:font-weight-asian="normal" style:font-size-complex="14pt" style:font-weight-complex="normal"/>
    </style:style>
    <style:style style:name="T9" style:family="text">
      <style:text-properties style:font-name="Times New Roman" fo:font-weight="bold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726cm" fo:text-indent="-0.635cm" fo:margin-left="8.72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13142741" text:style-name="L6">
        <text:list-item>
          <text:p text:style-name="P18"><text:span text:style-name="T2">Когда говорят C#, нередко имеют в виду технологии платформы .NET (Windows Forms, WPF, ASP.NET, .NET MAUI). И, наоборот, когда говорят </text:span><text:span text:style-name="T4">.NET,</text:span><text:span text:style-name="T2"> нередко имеют в виду C#. Однако, хотя эти понятия связаны, отождествлять их неверно. Язык C# был создан специально для работы с фреймворком .NET, однако само понятие .NET несколько шире.</text:span></text:p>
        </text:list-item>
      </text:list>
      <text:p text:style-name="P2">Можно выделить следующие ее основные черты:</text:p>
      <text:p text:style-name="P2"><text:s text:c="4"/>Поддержка нескольких языков. Основой платформы является общеязыковая среда исполнения Common Language Runtime (CLR), благодаря чему .NET поддерживает несколько языков: наряду с C# это также VB.NET, C++, F#, а также различные диалекты других языков, привязанные к .NET, например, Delphi.NET. При компиляции код на любом из этих языков компилируется в сборку на общем языке CIL (Common Intermediate Language) - своего рода ассемблер платформы .NET. Поэтому при определенных условиях мы можем сделать отдельные модули одного приложения на отдельных языках.</text:p>
      <text:p text:style-name="P2"><text:s text:c="4"/>Кроссплатформенность. .NET является переносимой платформой (с некоторыми ограничениями). Например, последняя версия платформы на данный момент - .NET 8 поддерживается на большинстве современных ОС Windows, MacOS, Linux. Используя различные технологии на платформе .NET, можно разрабатывать приложения на языке C# для самых разных платформ - Windows, MacOS, Linux, Android, iOS, Tizen.</text:p>
      <text:p text:style-name="P2"><text:s text:c="4"/>Мощная библиотека классов. .NET представляет единую для всех поддерживаемых языков библиотеку классов. И какое бы приложение мы не собирались писать на C# - текстовый редактор, чат или сложный веб-сайт - так или иначе мы задействуем библиотеку классов .NET.</text:p>
      <text:p text:style-name="P2"><text:s text:c="4"/>Разнообразие технологий. Общеязыковая среда исполнения CLR и базовая библиотека классов являются основой для целого стека технологий, которые разработчики могут задействовать при построении тех или иных приложений. Например, для работы с базами данных в этом <text:soft-page-break/>стеке технологий предназначена технология ADO.NET и Entity Framework Core. Для построения графических приложений с богатым насыщенным интерфейсом - технология WPF и WinUI, для создания более простых графических приложений - Windows Forms. Для разработки кроссплатформенных мобильных и десктопных приложений - Xamarin/MAUI. Для создания веб-сайтов и веб-приложений - ASP.NET и т.д.</text:p>
      <text:p text:style-name="P2"><text:s text:c="4"/>К этому стоит добавить активной развивающийся и набирающий популяность Blazor - фреймворк, который работает поверх .NET и который позволяет создавать веб-приложения как на стороне сервера, так и на стороне клиента. А в будущем будет поддерживать создание мобильных приложений и, возможно, десктоп-приложений.</text:p>
      <text:p text:style-name="P2"><text:s text:c="4"/>Производительность. Согласно ряду тестов веб-приложения на .NET в ряде категорий сильно опережают веб-приложения, построенные с помощью других технологий. Приложения на .NET в принципе отличаются высокой производительностью.</text:p>
      <text:p text:style-name="P2">Также еще следует отметить такую особенность языка C# и фреймворка .NET, как автоматическая сборка мусора. А это значит, что нам в большинстве случаев не придется, в отличие от С++, заботиться об освобождении памяти. Вышеупомянутая общеязыковая среда CLR сама вызовет сборщик мусора и очистит память.</text:p>
      <text:p text:style-name="P9">.NET Framework и .NET 8</text:p>
      <text:p text:style-name="P2">Стоит отметить, что .NET долгое время развивался премущественно как платформа для Windows под названием .NET Framework. В 2019 вышла последняя версия этой платформы - .NET Framework 4.8. Она больше не развивается</text:p>
      <text:p text:style-name="P2">С 2014 Microsoft стал развивать альтернативную платформу - .<text:span text:style-name="T11">NET Core</text:span>, которая уже предназначалась для разных платформ и должна была вобрать в себя все возможности устаревшего .NET Framework и добавить новую функциональность. Затем Microsoft последовательно выпустил ряд <text:soft-page-break/>версий этой платформы. <text:s/>И текущей версией является расматриваемая в этом руководстве платформа .NET 8. Поэтому следует различать .NET Framework, который предназначен преимущественно для Windows, и кросплатформенный .NET 8. В данном руководстве речь будет идти о C# 12 в связке с .NET 8, поскольку это актуальная платформа.</text:p>
      <text:p text:style-name="P1"/>
      <text:list xml:id="list1020372549" text:style-name="L1">
        <text:list-header>
          <text:p text:style-name="P17"><text:span text:style-name="T4">ASP.NET Core </text:span><text:span text:style-name="T2">является кроссплатформенной, высокопроизводительной средой с открытым исходным кодом для создания современных облачных приложений, подключенных к Интернету.</text:span></text:p>
        </text:list-header>
      </text:list>
      <text:p text:style-name="P2">ASP.NET Core позволяет выполнять следующие задачи:</text:p>
      <text:list xml:id="list187902" text:style-name="L3">
        <text:list-item>
          <text:p text:style-name="P3">Создавать веб-приложения и службы, приложения Интернета вещей (IoT) и серверные части для мобильных приложений.</text:p>
        </text:list-item>
        <text:list-item>
          <text:p text:style-name="P3"><text:s text:c="4"/>Использовать избранные средства разработки в Windows, macOS и Linux.</text:p>
        </text:list-item>
        <text:list-item>
          <text:p text:style-name="P3"><text:s text:c="4"/>Выполнять развертывания в облаке или локальной среде.</text:p>
        </text:list-item>
        <text:list-item>
          <text:p text:style-name="P3"><text:s text:c="4"/>Запустите в .NET.</text:p>
        </text:list-item>
      </text:list>
      <text:p text:style-name="P2"><text:s text:c="4"/>Преимущества, обеспечиваемые ASP.NET Core</text:p>
      <text:p text:style-name="P2">ASP.NET Core предоставляет следующие преимущества:</text:p>
      <text:list xml:id="list1364282690" text:style-name="L2">
        <text:list-item>
          <text:p text:style-name="P4">Единое решение для создания пользовательского веб-интерфейса и веб-API.</text:p>
        </text:list-item>
        <text:list-item>
          <text:p text:style-name="P4"><text:s text:c="4"/>Разработано для тестируемости.</text:p>
        </text:list-item>
        <text:list-item>
          <text:p text:style-name="P4"><text:s text:c="4"/>Razor Pages упрощает написание кода для сценариев страниц и повышает его эффективность.</text:p>
        </text:list-item>
        <text:list-item>
          <text:p text:style-name="P4"><text:s text:c="4"/>Blazor позволяет использовать в браузере язык C# вместе с JavaScript. совместное использование серверной и клиентской логик приложений, написанных с помощью .NET;</text:p>
        </text:list-item>
        <text:list-item>
          <text:p text:style-name="P4"><text:s text:c="4"/>Возможность разработки и запуска в ОС Windows, macOS и Linux.</text:p>
        </text:list-item>
        <text:list-item>
          <text:p text:style-name="P4"><text:s text:c="4"/>Открытый исходный код и ориентация на сообщество.</text:p>
        </text:list-item>
        <text:list-item>
          <text:p text:style-name="P4"><text:s text:c="4"/>Интеграция современных клиентских платформ и рабочих процессов разработки.</text:p>
        </text:list-item>
        <text:list-item>
          <text:p text:style-name="P4"><text:soft-page-break/><text:s text:c="4"/>Поддержка размещения служб удаленного вызова процедур (RPC) с помощью gRPC.</text:p>
        </text:list-item>
        <text:list-item>
          <text:p text:style-name="P4"><text:s text:c="4"/>Облачная система конфигурации на основе среды.</text:p>
        </text:list-item>
        <text:list-item>
          <text:p text:style-name="P4"><text:s text:c="4"/>Встроенное введение зависимостей.</text:p>
        </text:list-item>
        <text:list-item>
          <text:p text:style-name="P4"><text:s text:c="4"/>Упрощенный высокопроизводительный модульный конвейер HTTP-запросов.</text:p>
        </text:list-item>
      </text:list>
      <text:p text:style-name="P2"><text:s text:c="4"/>Возможность размещения на следующих узлах:</text:p>
      <text:p text:style-name="P2"><text:s text:c="8"/>Kestrel</text:p>
      <text:p text:style-name="P2"><text:s text:c="8"/>IIS</text:p>
      <text:p text:style-name="P2"><text:s text:c="8"/>HTTP.sys</text:p>
      <text:p text:style-name="P2"><text:s text:c="8"/>Nginx</text:p>
      <text:p text:style-name="P2"><text:s text:c="8"/>Docker</text:p>
      <text:p text:style-name="P2"><text:s text:c="4"/>Управление параллельными версиями.</text:p>
      <text:p text:style-name="P19"><text:span text:style-name="T2"><text:s text:c="4"/>Инструментарий, упрощающий процесс современной веб-разработки.</text:span></text:p>
      <text:p text:style-name="P19"><text:span text:style-name="T2"/></text:p>
      <text:p text:style-name="P19"><text:span text:style-name="T2"/></text:p>
      <text:list xml:id="list1707110642" text:style-name="L7">
        <text:list-item>
          <text:list>
            <text:list-header>
              <text:p text:style-name="P20"><text:span text:style-name="T5">Common Intermediate Language (CIL) </text:span><text:span text:style-name="T3">— это байт-код, в какой</text:span></text:p>
              <text:p text:style-name="P20"><text:span text:style-name="T3">компилируется код на любом языке .NET. CIL не зависит от архитектуры процессора или операционной системы.</text:span></text:p>
            </text:list-header>
          </text:list>
        </text:list-item>
      </text:list>
      <text:p text:style-name="P6"><text:s text:c="5"/><text:span text:style-name="T11"><text:s/>Common Language Runtime (CLR)</text:span> — это виртуальная машина, исполняющая CIL-код. CLR обеспечивает такие функции, как сборка мусора, обработка исключений, безопасность и отладка.</text:p>
      <text:p text:style-name="P6"><text:s text:c="2"/><text:span text:style-name="T11"><text:s text:c="2"/>Common Type System (CTS) —</text:span> это набор правил для определения типов данных и их взаимодействия в CIL-коде. CTS гарантирует совместимость типов между разными языками.</text:p>
      <text:p text:style-name="P6"><text:s text:c="4"/><text:span text:style-name="T11">Common Language Specification (CLS)</text:span> — это подмножество CTS, которое определяет минимальный набор функций, которые должен поддерживать любой язык .NET. CLS обеспечивает взаимодействие кода на разных языках.</text:p>
      <text:p text:style-name="P6"><text:soft-page-break/><text:s text:c="4"/><text:span text:style-name="T11">Base Class Library (BCL) </text:span>— это набор стандартных классов и интерфейсов, которые предоставляют базовые функции для работы с файлами, строками, коллекциями, сетью.</text:p>
      <text:p text:style-name="P6"/>
      <text:p text:style-name="P6">Рассмотрим поэтапно:</text:p>
      <text:p text:style-name="P6"/>
      <text:list xml:id="list3729562232" text:style-name="L5">
        <text:list-item>
          <text:p text:style-name="P7">Когда программист пишет код на любом языке .NET, он использует BCL и другие библиотеки .NET.</text:p>
        </text:list-item>
        <text:list-item>
          <text:p text:style-name="P7"><text:s text:c="4"/>Затем он компилирует код в CIL-код с помощью специального компилятора для своего языка. Например, для C# используется компилятор csc.exe.</text:p>
        </text:list-item>
        <text:list-item>
          <text:p text:style-name="P7"><text:s text:c="4"/>Полученный CIL-код сохраняется в файле с расширением .exe или .dll.</text:p>
        </text:list-item>
        <text:list-item>
          <text:p text:style-name="P7"><text:s text:c="4"/>Потом пользователь запускает приложение на .NET, CLR загружает CIL-код в виртуальную машину CLR.</text:p>
        </text:list-item>
        <text:list-item>
          <text:p text:style-name="P7"><text:s text:c="4"/>CLR транслирует CIL-код в нативный код для конкретной платформы с помощью технологии JIT (Just-In-Time) компиляции.</text:p>
        </text:list-item>
        <text:list-item>
          <text:p text:style-name="P7"><text:s text:c="4"/>Результат: CIL-код становится исполняемым на любой платформе, где есть CLR.</text:p>
        </text:list-item>
      </text:list>
      <text:p text:style-name="P5"/>
      <text:p text:style-name="P5">3. <text:span text:style-name="T11">Стек</text:span> — это область оперативной памяти, которая создаётся для каждого потока. Он работает в порядке LIFO (Last In, First Out), то есть последний добавленный в стек кусок памяти будет первым в очереди на вывод из стека. Каждый раз, когда функция объявляет новую переменную, она добавляется в стек, а когда эта переменная пропадает из области видимости (например, когда функция заканчивается), она автоматически удаляется из стека. Когда стековая переменная освобождается, эта область памяти становится доступной для других стековых переменных.</text:p>
      <text:p text:style-name="P5">Из-за такой природы стека управление памятью оказывается весьма логичным и простым для выполнения на ЦП; это приводит к высокой <text:soft-page-break/>скорости, в особенности потому, что время цикла обновления байта стека очень мало, т.е. этот байт скорее всего привязан к кэшу процессора. Тем не менее, у такой строгой формы управления есть и недостатки. Размер стека — это фиксированная величина, и превышение лимита выделенной на стеке памяти приведёт к переполнению стека. Размер задаётся при создании потока, и у каждой переменной есть максимальный размер, зависящий от типа данных. Это позволяет ограничивать размер некоторых переменных (например, целочисленных), и вынуждает заранее объявлять размер более сложных типов данных (например, массивов), поскольку стек не позволит им изменить его. Кроме того, переменные, расположенные на стеке, всегда являются локальными.</text:p>
      <text:p text:style-name="P5">В итоге стек позволяет управлять памятью наиболее эффективным образом — но если вам нужно использовать динамические структуры данных или глобальные переменные, то стоит обратить внимание на кучу.</text:p>
      <text:p text:style-name="P8">Куча</text:p>
      <text:p text:style-name="P5">Куча — это хранилище памяти, также расположенное в ОЗУ, которое допускает динамическое выделение памяти и не работает по принципу стека: это просто склад для ваших переменных. Когда вы выделяете в куче участок памяти для хранения переменной, к ней можно обратиться не только в потоке, но и во всем приложении. Именно так определяются глобальные переменные. По завершении приложения все выделенные участки памяти освобождаются. Размер кучи задаётся при запуске приложения, но, в отличие от стека, он ограничен лишь физически, и это позволяет создавать динамические переменные.</text:p>
      <text:p text:style-name="P5">Вы взаимодействуете с кучей посредством ссылок, обычно называемых указателями — это переменные, чьи значения являются адресами других переменных. Создавая указатель, вы указываете на местоположение памяти в куче, что задаёт начальное значение переменной и говорит программе, где получить доступ к этому значению. Из-за динамической природы кучи ЦП не принимает участия в контроле над ней; в языках без <text:soft-page-break/>сборщика мусора (C, C++) разработчику нужно вручную освобождать участки памяти, которые больше не нужны. Если этого не делать, могут возникнуть утечки и фрагментация памяти, что существенно замедлит работу кучи.</text:p>
      <text:p text:style-name="P5">В сравнении со стеком, куча работает медленнее, поскольку переменные разбросаны по памяти, а не сидят на верхушке стека. Некорректное управление памятью в куче приводит к замедлению её работы; тем не менее, это не уменьшает её важности — если вам нужно работать с динамическими или глобальными переменными, пользуйтесь кучей.</text:p>
      <text:p text:style-name="P5"/>
      <text:p text:style-name="P10">4. Сборщик мусора</text:p>
      <text:p text:style-name="P12">Так, при использовании переменных типов значений в методе, все значения этих переменных попадают в стек. После завершения работы метода стек очищается.</text:p>
      <text:p text:style-name="P12">При использовании же ссылочных типов, например, объектов классов, для них также будет отводиться место в стеке, только там будет храниться не значение, а адрес на участок памяти в хипе или куче, в котором и будут находиться сами значения данного объекта. И если объект класса перестает использоваться, то при очистке стека ссылка на участок памяти также очищается, однако это не приводит к немедленной очистке самого участка памяти в куче. Впоследствии сборщик мусора (garbage collector) увидит, что на данный участок памяти больше нет ссылок, и очистит его.</text:p>
      <text:p text:style-name="P12">Сборщик мусора не запускается сразу после удаления из стека ссылки на объект, размещенный в куче. Он запускается в то время, когда среда CLR обнаружит в этом потребность, например, когда программе требуется дополнительная память.</text:p>
      <text:p text:style-name="P12">Как правило, объекты в куче располагаются неупорядочено, между ними могут иметься пустоты. Куча довольно сильно фрагментирована. Поэтому после очистки памяти в результате очередной сборки мусора оставшиеся объекты перемещаются в один непрерывный блок памяти. Вместе с этим <text:soft-page-break/>происходит обновление ссылок, чтобы они правильно указывали на новые адреса объектов.</text:p>
      <text:p text:style-name="P12">Так же надо отметить, что для крупных объектов существует своя куча - Large Object Heap. В эту кучу помещаются объекты, размер которых больше 85 000 байт. Особенность этой кучи состоит в том, что при сборке мусора сжатие памяти не проводится по причине больших издержек, связанных с размером объектов.</text:p>
      <text:p text:style-name="P12">Несмотря на то что, на сжатие занятого пространства требуется время, да и приложение не сможет продолжать работу, пока не отработает сборщик мусора, однако благодаря подобному подходу также происходит оптимизация приложения. Теперь чтобы найти свободное место в куче среде CLR не надо искать островки пустого пространства среди занятых блоков. Ей достаточно обратиться к указателю кучи, который указывает на свободный участок памяти, что уменьшает количество обращений к памяти.</text:p>
      <text:p text:style-name="P12">Кроме того, чтобы снизить издержки от работы сборщика мусора, все объекты в куче разделяются по поколениям. Всего существует три поколения объектов: 0, 1 и 2-е.</text:p>
      <text:p text:style-name="P12">К поколению 0 относятся новые объекты, которые еще ни разу не подвергались сборке мусора. К поколению 1 относятся объекты, которые пережили одну сборку, а к поколению 2 - объекты, прошедшие более одной сборки мусора.</text:p>
      <text:p text:style-name="P12">Когда сборщик мусора приступает к работе, он сначала анализирует объекты из поколения 0. Те объекты, которые остаются актуальными после очистки, повышаются до поколения 1.</text:p>
      <text:p text:style-name="P12">Если после обработки объектов поколения 0 все еще необходима дополнительная память, то сборщик мусора приступает к объектам из поколения 1. Те объекты, на которые уже нет ссылок, уничтожаются, а те, которые по-прежнему актуальны, повышаются до поколения 2.</text:p>
      <text:p text:style-name="P12"><text:soft-page-break/>Поскольку объекты из поколения 0 являются более молодыми и нередко находятся в адресном пространстве памяти рядом друг с другом, то их удаление проходит с наименьшими издержками. Функционал сборщика мусора в библиотеке классов .NET представляет класс System.GC.</text:p>
      <text:p text:style-name="P11">5. <text:s/>Обьявление переменных. Типы var, def, dynamic.</text:p>
      <text:p text:style-name="P14">Перед использованием любую переменную надо определить. Синтаксис определения переменной выглядит следующим образом:</text:p>
      <text:p text:style-name="P14">Вначале идет тип переменной, потом ее имя. В качестве имени переменной может выступать любое произвольное название, которое удовлетворяет следующим требованиям:</text:p>
      <text:list xml:id="list63729878" text:style-name="L9">
        <text:list-item>
          <text:p text:style-name="P15">имя может содержать любые цифры, буквы и символ подчеркивания, при этом первый символ в имени должен быть буквой или символом подчеркивания</text:p>
        </text:list-item>
        <text:list-item>
          <text:p text:style-name="P15">в имени не должно быть знаков пунктуации и пробелов</text:p>
        </text:list-item>
        <text:list-item>
          <text:p text:style-name="P15">имя не может быть ключевым словом языка C#. Таких слов не так много, и при работе в Visual Studio среда разработки подсвечивает ключевые слова синим цветом.</text:p>
        </text:list-item>
      </text:list>
      <text:p text:style-name="P14">Хотя имя переменой может быть любым, но следует давать переменным описательные имена, которые будут говорить об их предназначении.</text:p>
      <text:p text:style-name="P21"><text:span text:style-name="T8">Ключевое слово var в языке программирования C# предназначено для объявления переменных без явного указания их типа данных. Вместо этого компилятор C# автоматически определяет тип переменной на основе значения, которое ей присваивается при инициализации. </text:span></text:p>
      <text:p text:style-name="P21"><text:span text:style-name="T7">Dynamic -</text:span><text:span text:style-name="T2"> динамический тип данных. Это такой тип данных, который не имеет привязанного типа и в любой момент может быть переопределен другим типом.</text:span></text:p>
      <text:p text:style-name="P14">При передаче параметров по ссылке перед параметрами используется модификатор ref</text:p>
      <text:p text:style-name="P14">При передаче значений параметрам по ссылке метод получает адрес переменной в памяти. И, таким образом, если в методе изменяется <text:soft-page-break/>значение параметра, передаваемого по ссылке, то также изменяется и значение переменной, которая передается на его место..</text:p>
      <text:p text:style-name="P14">Так, в метод Increment передается ссылка на саму переменную number в памяти. И если значение параметра n в Increment изменяется, то это приводит и к изменению переменной number, так как и параметр n и переменная number указывают на один и тот же адрес в памяти.</text:p>
      <text:p text:style-name="P14">Обратите внимание, что модификатор ref указывается как перед параметром при объявлении метода, так и при вызове метода перед аргументом, который передается параметру.</text:p>
      <text:p text:style-name="P16">6. Иммутабельные переменные(Константы)</text:p>
      <text:p text:style-name="P12"/>
      <text:p text:style-name="P1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02:36.635423247</meta:creation-date>
    <dc:date>2024-07-24T12:49:12.115509248</dc:date>
    <meta:editing-duration>PT14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85" meta:word-count="2108" meta:character-count="15265" meta:non-whitespace-character-count="13083"/>
  </office:meta>
</office:document-meta>
</file>